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1.81125in, 0in, 8.64125in, 0in)" draw:stroke="none"/>
    </style:style>
    <style:style style:family="graphic" style:name="a567" style:parent-style-name="Graphics">
      <style:graphic-properties draw:fill="none" draw:stroke="none"/>
    </style:style>
    <style:style style:family="graphic" style:name="a568" style:parent-style-name="Graphics">
      <style:graphic-properties draw:fill="none" fo:clip="rect(3.28066in, 0.24126in, 1.07374in, 1.94634in)" draw:stroke="none"/>
    </style:style>
    <style:style style:family="graphic" style:name="a569" style:parent-style-name="Graphics">
      <style:graphic-properties draw:fill="none" draw:stroke="non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 style:parent-style-name="Graphics">
      <style:graphic-properties draw:fill="none" fo:clip="rect(0in, 0in, 2.19317in, 4.64741in)" draw:stroke="none"/>
    </style:style>
    <style:style style:family="graphic" style:name="a571" style:parent-style-name="Graphics">
      <style:graphic-properties draw:fill="none" draw:stroke="none"/>
    </style:style>
    <style:style style:family="graphic" style:name="a572" style:parent-style-name="Graphics">
      <style:graphic-properties draw:fill="none" fo:clip="rect(0in, 0in, 2.19317in, 4.64741in)" draw:stroke="none"/>
    </style:style>
    <style:style style:family="text" style:name="a573">
      <style:text-properties fo:font-variant="normal" fo:text-transform="none" fo:color="#79a9c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79a9c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0in, 0in, 2.19317in, 4.64741in)" draw:stroke="none"/>
    </style:style>
    <style:style style:family="text" style:name="a578">
      <style:text-properties fo:font-variant="normal" fo:text-transform="none" fo:color="#8bc1e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8bc1ea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draw:name="Picture 13" svg:x="-0.01012in" svg:y="5.36545in" svg:width="11.26992in" svg:height="0.50161in" style:rel-width="scale" style:rel-height="scale">
          <draw:image xlink:href="media/image1.jpg" xlink:type="simple" xlink:show="embed" xlink:actuate="onLoad"/>
          <svg:title/>
          <svg:desc/>
        </draw:frame>
        <draw:frame draw:id="id74" draw:style-name="a567" draw:name="Picture 14" svg:x="6.40565in" svg:y="2.63789in" svg:width="6.25in" svg:height="6.25in" style:rel-width="scale" style:rel-height="scale">
          <draw:image xlink:href="media/image2.jpeg" xlink:type="simple" xlink:show="embed" xlink:actuate="onLoad"/>
          <svg:title/>
          <svg:desc/>
        </draw:frame>
        <draw:frame draw:id="id75" draw:style-name="a568" draw:name="Picture 15" svg:x="6.55967in" svg:y="3.86706in" svg:width="4.0625in" svg:height="1.89583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569" draw:name="Picture 18" svg:x="1.85907in" svg:y="0.48151in" svg:width="5.33333in" svg:height="2.47917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570" draw:name="Picture 19" svg:x="4.70013in" svg:y="1.86924in" svg:width="1.85954in" svg:height="0.98727in" style:rel-width="scale" style:rel-height="scale">
          <draw:image xlink:href="media/image5.jpg" xlink:type="simple" xlink:show="embed" xlink:actuate="onLoad"/>
          <svg:title/>
          <svg:desc/>
        </draw:frame>
        <draw:frame draw:id="id78" draw:style-name="a571" draw:name="Picture 17" svg:x="4.4092in" svg:y="1.95014in" svg:width="2.49227in" svg:height="0.90638in" style:rel-width="scale" style:rel-height="scale">
          <draw:image xlink:href="media/image6.png" xlink:type="simple" xlink:show="embed" xlink:actuate="onLoad"/>
          <svg:title/>
          <svg:desc/>
        </draw:frame>
        <draw:frame draw:id="id79" draw:style-name="a572" draw:name="Picture 23" svg:x="5.27545in" svg:y="1.70187in" svg:width="1.66253in" svg:height="0.2094in" style:rel-width="scale" style:rel-height="scale">
          <draw:image xlink:href="media/image5.jpg" xlink:type="simple" xlink:show="embed" xlink:actuate="onLoad"/>
          <svg:title/>
          <svg:desc/>
        </draw:frame>
        <draw:frame draw:id="id80" draw:style-name="a576" draw:name="TextBox 24" svg:x="5.20085in" svg:y="1.6076in" svg:width="2.40961in" svg:height="0.33659in">
          <draw:text-box>
            <text:p text:style-name="a575" text:class-names="" text:cond-style-name=""><text:span text:style-name="a573" text:class-names="">un descuento de</text:span><text:span text:style-name="a574" text:class-names=""/></text:p>
          </draw:text-box>
          <svg:title/>
          <svg:desc/>
        </draw:frame>
        <draw:frame draw:id="id81" draw:style-name="a577" draw:name="Picture 25" svg:x="5.94792in" svg:y="1.28367in" svg:width="0.69825in" svg:height="0.30317in" style:rel-width="scale" style:rel-height="scale">
          <draw:image xlink:href="media/image5.jpg" xlink:type="simple" xlink:show="embed" xlink:actuate="onLoad"/>
          <svg:title/>
          <svg:desc/>
        </draw:frame>
        <draw:frame draw:id="id82" draw:style-name="a581" draw:name="TextBox 22" svg:x="5.82323in" svg:y="1.13797in" svg:width="1.91667in" svg:height="0.5722in">
          <draw:text-box>
            <text:p text:style-name="a580" text:class-names="" text:cond-style-name=""><text:span text:style-name="a578" text:class-names="">ONLINE</text:span><text:span text:style-name="a579" text:class-names=""/></text:p>
          </draw:text-box>
          <svg:title/>
          <svg:desc/>
        </draw:frame>
        <presentation:notes draw:style-name="a587">
          <draw:frame draw:id="id83" draw:style-name="a584" draw:name="Slide Number Placeholder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4" presentation:style-name="a585" draw:name="Slide Image Placeholder 1">
            <svg:title/>
            <svg:desc/>
          </draw:page-thumbnail>
          <draw:frame draw:id="id85" presentation:style-name="a586" draw:name="Notes Placehold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Fer</dc:creator>
    <meta:creation-date>2009-04-16T11:32:32Z</meta:creation-date>
    <dc:date>2020-04-15T21:03:50Z</dc:date>
    <meta:editing-cycles>11</meta:editing-cycles>
    <meta:editing-duration>PT13541S</meta:editing-duration>
    <meta:document-statistic meta:paragraph-count="3" meta:word-count="5"/>
  </office:meta>
</office:document-meta>
</file>